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officeooo:rsid="00113849" officeooo:paragraph-rsid="00113849"/>
    </style:style>
    <style:style style:name="P2" style:family="paragraph" style:parent-style-name="Standard">
      <style:text-properties style:font-name="Ubuntu Mono" officeooo:rsid="00113849" officeooo:paragraph-rsid="00113849"/>
    </style:style>
    <style:style style:name="P3" style:family="paragraph" style:parent-style-name="Standard">
      <style:text-properties style:font-name="Ubuntu Mono" officeooo:rsid="0014c327" officeooo:paragraph-rsid="0014c327"/>
    </style:style>
    <style:style style:name="T1" style:family="text">
      <style:text-properties officeooo:rsid="0015c7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PP_<text:span text:style-name="T1">DATA</text:span></text:p>
      <text:p text:style-name="P1"/>
      <text:p text:style-name="P1">Storage hierarchy</text:p>
      <text:p text:style-name="P1"><text:s text:c="2"/>mountPath</text:p>
      <text:p text:style-name="P1"><text:s text:c="2"/>volumeMounts</text:p>
      <text:p text:style-name="P1"><text:s text:c="2"/>Volume</text:p>
      <text:p text:style-name="P1"><text:s text:c="2"/>PersistentVolumeClaim</text:p>
      <text:p text:style-name="P1"><text:s text:c="2"/>PersistentVolume</text:p>
      <text:p text:style-name="P1"/>
      <text:p text:style-name="P1">Storage lifecycle</text:p>
      <text:p text:style-name="P1"><text:s text:c="2"/>Binding: pvc → pv</text:p>
      <text:p text:style-name="P1"><text:s text:c="2"/>Using: pod using pv</text:p>
      <text:p text:style-name="P1"><text:s text:c="2"/>Reclaim: retain or delete</text:p>
      <text:p text:style-name="P1"/>
      <text:p text:style-name="P1">Volume</text:p>
      <text:p text:style-name="P1"><text:s text:c="2"/>Type PersistentVolumeClaim</text:p>
      <text:p text:style-name="P1"/>
      <text:p text:style-name="P1">PersistentVolumeClaim</text:p>
      <text:p text:style-name="P1"><text:s text:c="2"/>Access mode: rom, rwm, rox</text:p>
      <text:p text:style-name="P1"><text:s text:c="2"/>Size</text:p>
      <text:p text:style-name="P1"><text:s text:c="2"/>Storage class</text:p>
      <text:p text:style-name="P1"><text:s text:c="2"/></text:p>
      <text:p text:style-name="P1">PersistentVolume</text:p>
      <text:p text:style-name="P1"><text:s text:c="2"/>Access mode: rom, rwm, rox</text:p>
      <text:p text:style-name="P1"><text:s text:c="2"/>Type: cf k8s doc</text:p>
      <text:p text:style-name="P1"/>
      <text:p text:style-name="P1">Node</text:p>
      <text:p text:style-name="P1"><text:s text:c="2"/>Kubelet mounter pv i node (ikke pod)</text:p>
      <text:p text:style-name="P1"><text:s text:c="2"/>Kubelet eksponerer pv mountet i node inn i pod</text:p>
      <text:p text:style-name="P1"><text:s text:c="2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5T14:14:48.357068159</meta:creation-date>
    <dc:date>2020-07-16T17:19:06.569522259</dc:date>
    <meta:editing-duration>PT14M47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61" meta:character-count="443" meta:non-whitespace-character-count="369"/>
  </office:meta>
</office:document-meta>
</file>